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732a" officeooo:paragraph-rsid="001f732a"/>
    </style:style>
    <style:style style:name="P2" style:family="paragraph" style:parent-style-name="Standard">
      <style:text-properties officeooo:rsid="0020c2cd" officeooo:paragraph-rsid="0020c2cd"/>
    </style:style>
    <style:style style:name="T1" style:family="text">
      <style:text-properties officeooo:rsid="0021269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o Lucas Snow </text:p>
      <text:p text:style-name="P1"/>
      <text:p text:style-name="P1">I am writing to inform you about the progress of our team with your website </text:p>
      <text:p text:style-name="P1">we have added a self checking forms page with aria tags to make it more accessible to people using </text:p>
      <text:p text:style-name="P1">a screen reader we have added in elements of JavaScript to validate <text:span text:style-name="T1">a password made by the user</text:span> to change the content of the website if there is an error with their submission to let them know that there is an issue we plan to improve upon this feature in the future and implement checking with JavaScript on all of the input fields </text:p>
      <text:p text:style-name="P1">we are also working towards making the page store user data from the submission</text:p>
      <text:p text:style-name="P1"/>
      <text:p text:style-name="P1">from the team(Donal , Jeremiah , Scott)</text:p>
      <text:p text:style-name="P2">link to webpage:</text:p>
      <text:p text:style-name="P2"><text:a xlink:type="simple" xlink:href="https://db12354.github.io/web-dev-donal-jeremiah-scott-/" text:style-name="Internet_20_link" text:visited-style-name="Visited_20_Internet_20_Link">https://db12354.github.io/web-dev-donal-jeremiah-scott-/</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2T12:26:16.629681633</meta:creation-date>
    <dc:date>2024-12-03T17:42:13.467597958</dc:date>
    <meta:editing-duration>PT17M22S</meta:editing-duration>
    <meta:editing-cycles>3</meta:editing-cycles>
    <meta:generator>LibreOffice/24.2.6.2$Linux_X86_64 LibreOffice_project/420$Build-2</meta:generator>
    <meta:document-statistic meta:table-count="0" meta:image-count="0" meta:object-count="0" meta:page-count="1" meta:paragraph-count="8" meta:word-count="125" meta:character-count="712" meta:non-whitespace-character-count="591"/>
  </office:meta>
</office:document-meta>
</file>